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date</text:p>
          </table:table-cell>
          <table:table-cell table:style-name="ce7" office:value-type="string" calcext:value-type="string">
            <text:p>page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/17/2024</text:p>
          </table:table-cell>
          <table:table-cell table:style-name="ce7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8/2024</text:p>
          </table:table-cell>
          <table:table-cell table:style-name="ce7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9/2024</text:p>
          </table:table-cell>
          <table:table-cell table:style-name="ce7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/20/2024</text:p>
          </table:table-cell>
          <table:table-cell table:style-name="ce7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/21/2024</text:p>
          </table:table-cell>
          <table:table-cell table:style-name="ce7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/22/2024</text:p>
          </table:table-cell>
          <table:table-cell table:style-name="ce7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/23/2024</text:p>
          </table:table-cell>
          <table:table-cell table:style-name="ce7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/24/2024</text:p>
          </table:table-cell>
          <table:table-cell table:style-name="ce7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/25/2024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/26/2024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/27/2024</text:p>
          </table:table-cell>
          <table:table-cell table:style-name="ce7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/28/2024</text:p>
          </table:table-cell>
          <table:table-cell table:style-name="ce7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/29/2024</text:p>
          </table:table-cell>
          <table:table-cell table:style-name="ce7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/30/2024</text:p>
          </table:table-cell>
          <table:table-cell table:style-name="ce7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/1/2024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/2/2024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/3/2024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/4/2024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/5/2024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/6/2024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/7/2024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/8/2024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/9/2024</text:p>
          </table:table-cell>
          <table:table-cell table:style-name="ce7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/10/2024</text:p>
          </table:table-cell>
          <table:table-cell table:style-name="ce7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/11/20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/12/20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7/13/20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/14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/15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7/16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/17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7/18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/19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/20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/21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/22/20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/23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/24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/25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/26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/27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/28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/29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7/30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/31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8/1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/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8/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8/4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8/5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/6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8/7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8/8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8/9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8/10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8/1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/1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/1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8/14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/15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/16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/17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/18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/19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8/20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8/2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8/2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/2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/24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8/25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8/26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/27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/28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/29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/30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/3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9/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9/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9/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/4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/5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9/6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9/7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9/8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/9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/10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/11/202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/12/20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/13/20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/14/20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/15/20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/16/202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/17/20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/18/20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/19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/20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/21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/22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/23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/24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/25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/26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/27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/28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9/29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9/30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/1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/2/202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/3/202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/4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/5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/6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/7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/8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/9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/10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/11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/12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/13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/14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/15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/16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/17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/18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/19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/20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0/21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0/22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0/23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0/24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0/25/20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0/26/20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0/27/202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0/28/202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0/29/202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0/30/202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0/31/202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/1/2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5:28:21.475790199</meta:creation-date>
    <dc:date>2024-12-10T13:48:06.733194438</dc:date>
    <meta:editing-duration>P68DT53M</meta:editing-duration>
    <meta:editing-cycles>35</meta:editing-cycles>
    <meta:generator>LibreOffice/7.3.7.2$Linux_X86_64 LibreOffice_project/30$Build-2</meta:generator>
    <meta:document-statistic meta:table-count="1" meta:cell-count="411" meta:object-count="0"/>
  </office:meta>
</office:document-meta>
</file>